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justify" draw:textarea-vertical-align="middle" draw:auto-grow-height="false" fo:min-height="3.75cm" fo:min-width="2.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25cm" fo:min-width="3.5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211cm" fo:min-width="0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4cm" svg:x="2.0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1.5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7.0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6.5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11.6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11.1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16.4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15.9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99cm" svg:height="0.651cm" svg:x="3.00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4.401cm" svg:y="7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2.001cm" svg:y="5.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9.08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7.20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8.181cm" svg:y="5.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9.001cm" svg:y="5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7.201cm" svg:y="5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2.30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2.28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2.301cm" svg:y="6.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301cm" svg:y="6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921cm" svg:y="7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90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001cm" svg:y="4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901cm" svg:y="5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1.901cm" svg:y="5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001cm" svg:y="7.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3.901cm" svg:y="6.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8.581cm" svg:y="4.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6.701cm" svg:y="4.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7.681cm" svg:y="5.5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8.501cm" svg:y="5.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499cm" svg:height="0.651cm" svg:x="16.701cm" svg:y="5.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3" draw:layer="layout" svg:width="0.5cm" svg:height="0.5cm" svg:x="4cm" svg:y="4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4.001cm" svg:y="5.5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2.901cm" svg:y="7.3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8.001cm" svg:y="4.2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3.001cm" svg:y="5.2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2.101cm" svg:y="7.3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1.702cm" svg:y="6.2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8.601cm" svg:y="7.2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6.602cm" svg:y="7.2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7.103cm" svg:y="6.3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cm" svg:height="0.5cm" svg:x="17.704cm" svg:y="4.6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 Cercy</meta:initial-creator>
    <meta:creation-date>2020-12-08T10:49:51.916552173</meta:creation-date>
    <dc:date>2020-12-08T10:59:59.444729969</dc:date>
    <dc:creator>J Cercy</dc:creator>
    <meta:editing-duration>PT10M8S</meta:editing-duration>
    <meta:editing-cycles>1</meta:editing-cycles>
    <meta:document-statistic meta:object-count="43"/>
    <meta:generator>LibreOffice/7.0.3.1$Linux_X86_64 LibreOffice_project/00$Build-1</meta:generator>
  </office:meta>
</office:document-meta>
</file>